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6.001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Arial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2pt" style:font-size-asian="12pt" style:font-name-complex="Times New Roman" style:font-size-complex="12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3" table:default-cell-style-name="ce86"/>
        <table:table-column table:style-name="co15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4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Erreur de conception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é la mal conception et re concevoir le programme</text:p>
          </table:table-cell>
          <table:covered-table-cell table:number-columns-repeated="4"/>
          <table:table-cell/>
          <table:table-cell office:value-type="string" calcext:value-type="string">
            <text:p>après le test à chaque itération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/>
          <table:table-cell table:style-name="ce31" office:value-type="string" calcext:value-type="string">
            <text:p>X</text:p>
          </table:table-cell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 office:value-type="string" calcext:value-type="string">
            <text:p>X</text:p>
          </table:table-cell>
          <table:table-cell table:style-name="ce55"/>
          <table:table-cell table:style-name="ce58"/>
          <table:table-cell table:style-name="ce60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6" table:number-rows-spanned="1">
            <text:p>prendre le temps nécessaire pour concevoir le logiciel – discuter avec des responsables technique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pas trop grave vu le langage orienté objet facile à relier les classes autrement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7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12P2" style:volatile="true">
      <number:text> </number:text>
      <loext:fill-character> </loext:fill-character>
      <number:text>- F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8:48:39.929000000</meta:creation-date>
    <dc:date>2016-03-01T18:49:07.887000000</dc:date>
    <meta:editing-duration>P0D</meta:editing-duration>
    <meta:editing-cycles>1</meta:editing-cycles>
    <meta:document-statistic meta:table-count="1" meta:cell-count="95" meta:object-count="0"/>
    <meta:generator>LibreOffice/4.1.5.3$Windows_x86 LibreOffice_project/1c1366bba2ba2b554cd2ca4d87c06da81c05d24</meta:generator>
  </office:meta>
</office:document-meta>
</file>